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4pt" fo:font-weight="bold" officeooo:paragraph-rsid="001ac96a" style:font-size-asian="14pt" style:font-weight-asian="bold" style:font-name-complex="Arial"/>
    </style:style>
    <style:style style:name="P2" style:family="paragraph" style:parent-style-name="Standard">
      <style:paragraph-properties fo:text-align="justify" style:justify-single-word="false"/>
      <style:text-properties style:font-name="Arial" fo:font-size="12pt" officeooo:paragraph-rsid="001ac96a" style:font-size-asian="12pt" style:font-name-complex="Arial"/>
    </style:style>
    <style:style style:name="P3" style:family="paragraph" style:parent-style-name="Standard">
      <style:paragraph-properties fo:margin-left="0cm" fo:margin-right="0cm" fo:text-align="justify" style:justify-single-word="false" fo:text-indent="1.27cm" style:auto-text-indent="false"/>
      <style:text-properties style:font-name="Arial" fo:font-size="12pt" officeooo:rsid="0017c54b" officeooo:paragraph-rsid="001ac96a" style:font-size-asian="12pt" style:font-name-complex="Arial"/>
    </style:style>
    <style:style style:name="P4" style:family="paragraph" style:parent-style-name="Text_20_body">
      <style:text-properties style:font-name="Liberation Sans" fo:font-size="20pt" officeooo:rsid="001ac96a" officeooo:paragraph-rsid="001ac96a" style:font-size-asian="17.5pt" style:font-size-complex="20pt"/>
    </style:style>
    <style:style style:name="P5" style:family="paragraph" style:parent-style-name="Text_20_body">
      <style:text-properties style:font-name="DejaVu Sans Mono" fo:font-size="18pt" officeooo:rsid="001ac96a" officeooo:paragraph-rsid="001ac96a" style:font-size-asian="15.75pt" style:font-size-complex="18pt"/>
    </style:style>
    <style:style style:name="P6" style:family="paragraph" style:parent-style-name="Text_20_body">
      <style:text-properties style:font-name="DejaVu Sans Mono" fo:font-size="18pt" officeooo:paragraph-rsid="001ac96a" style:font-size-asian="15.75pt"/>
    </style:style>
    <style:style style:name="P7" style:family="paragraph" style:parent-style-name="Text_20_body">
      <style:text-properties style:font-name="Arial" fo:font-size="12pt" officeooo:rsid="001ac96a" officeooo:paragraph-rsid="001ac96a" style:font-size-asian="12pt" style:font-name-complex="Arial" style:font-size-complex="18pt"/>
    </style:style>
    <style:style style:name="P8" style:family="paragraph" style:parent-style-name="Text_20_body">
      <style:text-properties officeooo:paragraph-rsid="001bb2ac"/>
    </style:style>
    <style:style style:name="P9" style:family="paragraph" style:parent-style-name="Title">
      <style:text-properties style:font-name="Liberation Sans" fo:font-size="20pt" officeooo:rsid="001ac96a" officeooo:paragraph-rsid="001ac96a" style:font-size-asian="17.5pt" style:font-size-complex="20pt"/>
    </style:style>
    <style:style style:name="P10" style:family="paragraph" style:parent-style-name="Text_20_body">
      <style:text-properties style:font-name="Bitstream Charter" fo:font-size="12pt" officeooo:rsid="001ac96a" officeooo:paragraph-rsid="001ac96a" style:font-size-asian="12pt" style:font-size-complex="12pt"/>
    </style:style>
    <style:style style:name="P11" style:family="paragraph" style:parent-style-name="Text_20_body">
      <style:text-properties style:font-name="DejaVu Sans Mono" fo:font-size="18pt" officeooo:rsid="001ac96a" officeooo:paragraph-rsid="001ac96a" style:font-size-asian="15.75pt" style:font-name-complex="Arial" style:font-size-complex="18pt"/>
    </style:style>
    <style:style style:name="P12" style:family="paragraph" style:parent-style-name="Text_20_body">
      <style:text-properties officeooo:paragraph-rsid="001bb2ac"/>
    </style:style>
    <style:style style:name="T1" style:family="text">
      <style:text-properties style:font-name="Bitstream Charter"/>
    </style:style>
    <style:style style:name="T2" style:family="text">
      <style:text-properties style:font-name="Bitstream Charter" fo:font-size="12pt" fo:font-weight="bold" officeooo:rsid="001ac96a" style:font-size-asian="12pt" style:font-weight-asian="bold" style:font-name-complex="Arial" style:font-size-complex="12pt"/>
    </style:style>
    <style:style style:name="T3" style:family="text">
      <style:text-properties style:font-name="Bitstream Charter" fo:font-size="12pt" officeooo:rsid="001ac96a" style:font-size-asian="10.5pt" style:font-size-complex="12pt"/>
    </style:style>
    <style:style style:name="T4" style:family="text">
      <style:text-properties style:font-name="Bitstream Charter" fo:font-size="12pt" officeooo:rsid="001da745" style:font-size-asian="10.5pt" style:font-size-complex="12pt"/>
    </style:style>
    <style:style style:name="T5" style:family="text">
      <style:text-properties style:font-name="Bitstream Charter" fo:font-size="12pt" officeooo:rsid="001f5eba" style:font-size-asian="10.5pt" style:font-size-complex="12pt"/>
    </style:style>
    <style:style style:name="T6" style:family="text">
      <style:text-properties style:font-name="Bitstream Charter" fo:font-size="12pt" officeooo:rsid="001c0e1a" style:font-size-asian="10.5pt" style:font-size-complex="12pt"/>
    </style:style>
    <style:style style:name="T7" style:family="text">
      <style:text-properties style:font-name="Bitstream Charter" officeooo:rsid="001ac96a"/>
    </style:style>
    <style:style style:name="T8" style:family="text">
      <style:text-properties style:font-name="Bitstream Charter" officeooo:rsid="001bb2ac"/>
    </style:style>
    <style:style style:name="T9" style:family="text">
      <style:text-properties style:font-name="Bitstream Charter" officeooo:rsid="001cf158"/>
    </style:style>
    <style:style style:name="T10" style:family="text">
      <style:text-properties officeooo:rsid="000d942b"/>
    </style:style>
    <style:style style:name="T11" style:family="text">
      <style:text-properties officeooo:rsid="0017c54b"/>
    </style:style>
    <style:style style:name="T12" style:family="text">
      <style:text-properties style:font-name="Arial" fo:font-size="14pt" fo:font-weight="bold" style:font-size-asian="14pt" style:font-weight-asian="bold" style:font-name-complex="Arial"/>
    </style:style>
    <style:style style:name="T13" style:family="text">
      <style:text-properties style:font-name="DejaVu Sans Mono" fo:font-size="18pt" officeooo:rsid="001ac96a" style:font-size-asian="15.75pt" style:font-name-complex="Arial"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ETHODOLOGY AND FRAMEWORK</text:p>
      <text:p text:style-name="P4"/>
      <text:p text:style-name="P5">SYSTEM REQUIREMENT :</text:p>
      <text:p text:style-name="P10"><text:tab/><text:tab/>The system on which the project developed has the following configuration..</text:p>
      <text:p text:style-name="P6"><text:span text:style-name="T2"><text:tab/></text:span><text:span text:style-name="T12">Software Specifications:</text:span></text:p>
      <text:p text:style-name="P2"><text:tab/><text:tab/>Operating System<text:tab/><text:tab/>:<text:tab/><text:span text:style-name="T10">UBUNTU L.T.S 16.04</text:span></text:p>
      <text:p text:style-name="P3"><text:tab/>Reference <text:s text:c="25"/>: <text:s/><text:tab/>www.techmint.com</text:p>
      <text:p text:style-name="P1"/>
      <text:p text:style-name="P1"><text:tab/>Hardware Specifications:</text:p>
      <text:p text:style-name="P2"><text:tab/><text:tab/>Main Memory<text:tab/><text:tab/>:<text:tab/><text:span text:style-name="T11">8 GB</text:span></text:p>
      <text:p text:style-name="P2"><text:tab/><text:tab/>MicroProcessor<text:tab/><text:tab/>:<text:tab/><text:span text:style-name="T11">Intel</text:span></text:p>
      <text:p text:style-name="P2"><text:tab/><text:tab/>Hard Disk Drive<text:tab/><text:tab/>:<text:tab/><text:span text:style-name="T11">20 GB</text:span></text:p>
      <text:p text:style-name="P7"><text:tab/><text:tab/>Cache Memory<text:tab/><text:tab/>:<text:tab/>512KB.</text:p>
      <text:p text:style-name="P7"/>
      <text:p text:style-name="P11">ALGORITHMS AND TECHNIQUES USED :</text:p>
      <text:p text:style-name="P8"><text:span text:style-name="T13"><text:tab/><text:tab/></text:span><text:span text:style-name="T1">Algorithms are used for calculation, data processing, and automated reasoning.” Whether you are aware of it or not, algorithms are becoming a ubiquitous part of our lives. </text:span><text:span text:style-name="T7">Here in this project we have used a basic shell scripting concept inorder to implement automation in data management and it works in an interactive mode with the user. Exceptions while using the sorce code have been managed in order to avoid any adverse condition to the user. </text:span><text:span text:style-name="T3">Automation is a more reliable way of managing data when compared to manual process, since humans are inherently error-prone.</text:span><text:span text:style-name="T7">File fetching and handling is one of the most powerful features of UNIX , hence this project implements and shows a smart use of file manipulation, in mangement of data.</text:span><text:span text:style-name="T8">We have used some extra techniques of getting source information of the file and using it in sorting them and placing them in the suitable folder.</text:span><text:span text:style-name="T4">The final goal is to feed the collected data into trade and risk applications.</text:span><text:span text:style-name="T5">Hence it made us to work on this project so that we could solve our own issues along with learning something new.However, it gets even more complicated when the required data doesn’t get </text:span><text:span text:style-name="T6">fetched </text:span><text:span text:style-name="T5">when it is supposed to, creating a time lag.</text:span><text:span text:style-name="T8"><text:line-break/></text:span></text:p>
      <text:p text:style-name="P8"><text:span text:style-name="T8"/></text:p>
      <text:p text:style-name="P8"><text:span text:style-name="T8"/></text:p>
      <text:p text:style-name="P8"><text:span text:style-name="T8"/></text:p>
      <text:p text:style-name="P8"><text:span text:style-name="T8"><text:tab/><text:tab/><text:tab/><text:tab/><text:tab/></text:span></text:p>
      <text:p text:style-name="P8"><text:span text:style-name="T8"><text:tab/><text:tab/><text:tab/><text:tab/><text:tab/><text:tab/></text:span><text:span text:style-name="T9">page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4T22:04:04.373188780</meta:creation-date>
    <dc:date>2017-11-25T04:13:29.868745439</dc:date>
    <meta:editing-duration>PT8M1S</meta:editing-duration>
    <meta:editing-cycles>2</meta:editing-cycles>
    <meta:generator>LibreOffice/5.1.6.2$Linux_X86_64 LibreOffice_project/10m0$Build-2</meta:generator>
    <meta:document-statistic meta:table-count="0" meta:image-count="0" meta:object-count="0" meta:page-count="1" meta:paragraph-count="15" meta:word-count="258" meta:character-count="1621" meta:non-whitespace-character-count="1316"/>
  </office:meta>
</office:document-meta>
</file>